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row" style:name="a521">
      <style:table-row-properties style:row-height="0.52222in"/>
    </style:style>
    <style:style style:family="paragraph" style:name="a419">
      <style:paragraph-properties/>
    </style:style>
    <style:style style:family="text" style:name="a522">
      <style:text-properties fo:language="fr" fo:country="FR"/>
    </style:style>
    <style:style style:family="text" style:name="a523">
      <style:text-properties fo:language="fr" fo:country="FR"/>
    </style:style>
    <style:style style:family="paragraph" style:name="a524">
      <style:paragraph-properties/>
    </style:style>
    <style:style style:family="table-cell" style:name="a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7">
      <style:text-properties fo:language="fr" fo:country="FR"/>
    </style:style>
    <style:style style:family="text" style:name="a528">
      <style:text-properties fo:language="fr" fo:country="FR"/>
    </style:style>
    <style:style style:family="paragraph" style:name="a529">
      <style:paragraph-properties fo:text-align="center"/>
    </style:style>
    <style:style style:family="table-cell" style:name="a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2">
      <style:table-row-properties style:row-height="0.52222in"/>
    </style:style>
    <style:style style:family="text" style:name="a633">
      <style:text-properties fo:language="fr" fo:country="FR"/>
    </style:style>
    <style:style style:family="text" style:name="a634">
      <style:text-properties fo:language="fr" fo:country="FR"/>
    </style:style>
    <style:style style:family="text" style:name="a635">
      <style:text-properties fo:language="fr" fo:country="FR"/>
    </style:style>
    <style:style style:family="paragraph" style:name="a636">
      <style:paragraph-properties/>
    </style:style>
    <style:style style:family="text" style:name="a740">
      <style:text-properties fo:language="fr" fo:country="FR"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1">
      <style:paragraph-properties/>
    </style:style>
    <style:style style:family="text" style:name="a639">
      <style:text-properties fo:language="fr" fo:country="FR"/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4">
      <style:text-properties fo:language="fr" fo:country="FR"/>
    </style:style>
    <style:style style:family="text" style:name="a745">
      <style:text-properties fo:language="fr" fo:country="FR"/>
    </style:style>
    <style:style style:family="paragraph" style:name="a746">
      <style:paragraph-properties fo:text-align="center"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9">
      <style:text-properties fo:language="fr" fo:country="FR"/>
    </style:style>
    <style:style style:family="table-cell" style:name="a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2">
      <style:text-properties fo:language="fr" fo:country="FR"/>
    </style:style>
    <style:style style:family="text" style:name="a423">
      <style:text-properties fo:language="fr" fo:country="FR"/>
    </style:style>
    <style:style style:family="paragraph" style:name="a424">
      <style:paragraph-properties fo:text-align="center"/>
    </style:style>
    <style:style style:family="table-cell" style:name="a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7">
      <style:text-properties fo:language="fr" fo:country="FR"/>
    </style:style>
    <style:style style:family="text" style:name="a428">
      <style:text-properties fo:language="fr" fo:country="FR"/>
    </style:style>
    <style:style style:family="table-cell" style:name="a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9">
      <style:paragraph-properties fo:text-align="center"/>
    </style:style>
    <style:style style:family="text" style:name="a532">
      <style:text-properties fo:language="fr" fo:country="FR"/>
    </style:style>
    <style:style style:family="text" style:name="a533">
      <style:text-properties fo:language="fr" fo:country="FR"/>
    </style:style>
    <style:style style:family="paragraph" style:name="a534">
      <style:paragraph-properties fo:text-align="center"/>
    </style:style>
    <style:style style:family="table-cell" style:name="a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7">
      <style:text-properties fo:language="fr" fo:country="FR"/>
    </style:style>
    <style:style style:family="text" style:name="a640">
      <style:text-properties fo:language="fr" fo:country="FR"/>
    </style:style>
    <style:style style:family="text" style:name="a538">
      <style:text-properties fo:language="fr" fo:country="FR"/>
    </style:style>
    <style:style style:family="paragraph" style:name="a641">
      <style:paragraph-properties fo:text-align="center"/>
    </style:style>
    <style:style style:family="paragraph" style:name="a539">
      <style:paragraph-properties fo:text-align="center"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4">
      <style:text-properties fo:language="fr" fo:country="FR"/>
    </style:style>
    <style:style style:family="text" style:name="a645">
      <style:text-properties fo:language="fr" fo:country="FR"/>
    </style:style>
    <style:style style:family="paragraph" style:name="a646">
      <style:paragraph-properties fo:text-align="center"/>
    </style:style>
    <style:style style:family="table-cell" style:name="a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0">
      <style:text-properties fo:language="fr" fo:country="FR"/>
    </style:style>
    <style:style style:family="text" style:name="a649">
      <style:text-properties fo:language="fr" fo:country="FR"/>
    </style:style>
    <style:style style:family="paragraph" style:name="a751">
      <style:paragraph-properties fo:text-align="center"/>
    </style:style>
    <style:style style:family="table-cell" style:name="a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4">
      <style:text-properties fo:language="fr" fo:country="FR"/>
    </style:style>
    <style:style style:family="text" style:name="a755">
      <style:text-properties fo:language="fr" fo:country="FR"/>
    </style:style>
    <style:style style:family="paragraph" style:name="a756">
      <style:paragraph-properties fo:text-align="center"/>
    </style:style>
    <style:style style:family="table-cell" style:name="a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9">
      <style:table-row-properties style:row-height="0.52222in"/>
    </style:style>
    <style:style style:family="table-cell" style:name="a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2">
      <style:text-properties fo:language="fr" fo:country="FR"/>
    </style:style>
    <style:style style:family="text" style:name="a433">
      <style:text-properties fo:language="fr" fo:country="FR"/>
    </style:style>
    <style:style style:family="paragraph" style:name="a434">
      <style:paragraph-properties fo:text-align="center"/>
    </style:style>
    <style:style style:family="table-cell" style:name="a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37">
      <style:table-row-properties style:row-height="0.52222in"/>
    </style:style>
    <style:style style:family="text" style:name="a438">
      <style:text-properties fo:language="fr" fo:country="FR"/>
    </style:style>
    <style:style style:family="table-cell" style:name="a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9">
      <style:text-properties fo:language="fr" fo:country="FR"/>
    </style:style>
    <style:style style:family="table-row" style:name="a542">
      <style:table-row-properties style:row-height="0.52222in"/>
    </style:style>
    <style:style style:family="text" style:name="a543">
      <style:text-properties fo:language="fr" fo:country="FR"/>
    </style:style>
    <style:style style:family="text" style:name="a544">
      <style:text-properties fo:language="fr" fo:country="FR"/>
    </style:style>
    <style:style style:family="paragraph" style:name="a545">
      <style:paragraph-properties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0">
      <style:text-properties fo:language="fr" fo:country="FR"/>
    </style:style>
    <style:style style:family="text" style:name="a548">
      <style:text-properties fo:language="fr" fo:country="FR"/>
    </style:style>
    <style:style style:family="paragraph" style:name="a651">
      <style:paragraph-properties fo:text-align="center"/>
    </style:style>
    <style:style style:family="text" style:name="a549">
      <style:text-properties fo:language="fr" fo:country="FR"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4">
      <style:table-row-properties style:row-height="0.52222in"/>
    </style:style>
    <style:style style:family="text" style:name="a655">
      <style:text-properties fo:language="fr" fo:country="FR"/>
    </style:style>
    <style:style style:family="text" style:name="a656">
      <style:text-properties fo:language="fr" fo:country="FR"/>
    </style:style>
    <style:style style:family="paragraph" style:name="a657">
      <style:paragraph-properties/>
    </style:style>
    <style:style style:family="text" style:name="a760">
      <style:text-properties fo:language="fr" fo:country="FR"/>
    </style:style>
    <style:style style:family="table-cell" style:name="a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1">
      <style:text-properties fo:language="fr" fo:country="FR"/>
    </style:style>
    <style:style style:family="paragraph" style:name="a762">
      <style:paragraph-properties/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5">
      <style:text-properties fo:language="fr" fo:country="FR"/>
    </style:style>
    <style:style style:family="text" style:name="a766">
      <style:text-properties fo:language="fr" fo:country="FR"/>
    </style:style>
    <style:style style:family="paragraph" style:name="a767">
      <style:paragraph-properties fo:text-align="center"/>
    </style:style>
    <style:style style:family="paragraph" style:name="a440">
      <style:paragraph-properties/>
    </style:style>
    <style:style style:family="table-cell" style:name="a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3">
      <style:text-properties fo:language="fr" fo:country="FR"/>
    </style:style>
    <style:style style:family="text" style:name="a444">
      <style:text-properties fo:language="fr" fo:country="FR"/>
    </style:style>
    <style:style style:family="paragraph" style:name="a445">
      <style:paragraph-properties fo:text-align="center"/>
    </style:style>
    <style:style style:family="table-cell" style:name="a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50">
      <style:paragraph-properties fo:text-align="center"/>
    </style:style>
    <style:style style:family="text" style:name="a448">
      <style:text-properties fo:language="fr" fo:country="FR"/>
    </style:style>
    <style:style style:family="text" style:name="a449">
      <style:text-properties fo:language="fr" fo:country="FR"/>
    </style:style>
    <style:style style:family="table-cell" style:name="a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3">
      <style:text-properties fo:language="fr" fo:country="FR"/>
    </style:style>
    <style:style style:family="text" style:name="a554">
      <style:text-properties fo:language="fr" fo:country="FR"/>
    </style:style>
    <style:style style:family="paragraph" style:name="a555">
      <style:paragraph-properties fo:text-align="center"/>
    </style:style>
    <style:style style:family="table-cell" style:name="a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0">
      <style:text-properties fo:language="fr" fo:country="FR"/>
    </style:style>
    <style:style style:family="text" style:name="a558">
      <style:text-properties fo:language="fr" fo:country="FR"/>
    </style:style>
    <style:style style:family="text" style:name="a661">
      <style:text-properties fo:language="fr" fo:country="FR"/>
    </style:style>
    <style:style style:family="text" style:name="a559">
      <style:text-properties fo:language="fr" fo:country="FR"/>
    </style:style>
    <style:style style:family="paragraph" style:name="a662">
      <style:paragraph-properties fo:text-align="center"/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fo:language="fr" fo:country="FR"/>
    </style:style>
    <style:style style:family="text" style:name="a666">
      <style:text-properties fo:language="fr" fo:country="FR"/>
    </style:style>
    <style:style style:family="paragraph" style:name="a667">
      <style:paragraph-properties fo:text-align="center"/>
    </style:style>
    <style:style style:family="text" style:name="a770">
      <style:text-properties fo:language="fr" fo:country="FR"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language="fr" fo:country="FR"/>
    </style:style>
    <style:style style:family="paragraph" style:name="a772">
      <style:paragraph-properties fo:text-align="center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5">
      <style:text-properties fo:language="fr" fo:country="FR"/>
    </style:style>
    <style:style style:family="text" style:name="a776">
      <style:text-properties fo:language="fr" fo:country="FR"/>
    </style:style>
    <style:style style:family="paragraph" style:name="a777">
      <style:paragraph-properties fo:text-align="center"/>
    </style:style>
    <style:style style:family="paragraph" style:name="a450">
      <style:paragraph-properties fo:text-align="center"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3">
      <style:text-properties fo:language="fr" fo:country="FR"/>
    </style:style>
    <style:style style:family="text" style:name="a454">
      <style:text-properties fo:language="fr" fo:country="FR"/>
    </style:style>
    <style:style style:family="paragraph" style:name="a455">
      <style:paragraph-properties fo:text-align="center"/>
    </style:style>
    <style:style style:family="table-cell" style:name="a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0">
      <style:paragraph-properties fo:text-align="center"/>
    </style:style>
    <style:style style:family="table-row" style:name="a458">
      <style:table-row-properties style:row-height="0.52222in"/>
    </style:style>
    <style:style style:family="text" style:name="a459">
      <style:text-properties fo:language="fr" fo:country="FR"/>
    </style:style>
    <style:style style:family="table-cell" style:name="a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3">
      <style:table-row-properties style:row-height="0.52222in"/>
    </style:style>
    <style:style style:family="text" style:name="a564">
      <style:text-properties fo:language="fr" fo:country="FR"/>
    </style:style>
    <style:style style:family="text" style:name="a565">
      <style:text-properties fo:language="fr" fo:country="FR"/>
    </style:style>
    <style:style style:family="paragraph" style:name="a566">
      <style:paragraph-properties/>
    </style:style>
    <style:style style:family="text" style:name="a670">
      <style:text-properties fo:language="fr" fo:country="FR"/>
    </style:style>
    <style:style style:family="table-cell" style:name="a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1">
      <style:text-properties fo:language="fr" fo:country="FR"/>
    </style:style>
    <style:style style:family="text" style:name="a569">
      <style:text-properties fo:language="fr" fo:country="FR"/>
    </style:style>
    <style:style style:family="paragraph" style:name="a672">
      <style:paragraph-properties fo:text-align="center"/>
    </style:style>
    <style:style style:family="table-cell" style:name="a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5">
      <style:table-row-properties style:row-height="0.52222in"/>
    </style:style>
    <style:style style:family="text" style:name="a676">
      <style:text-properties fo:language="fr" fo:country="FR"/>
    </style:style>
    <style:style style:family="text" style:name="a677">
      <style:text-properties fo:language="fr" fo:country="FR"/>
    </style:style>
    <style:style style:family="table-row" style:name="a780">
      <style:table-row-properties style:row-height="0.52222in"/>
    </style:style>
    <style:style style:family="paragraph" style:name="a678">
      <style:paragraph-properties/>
    </style:style>
    <style:style style:family="text" style:name="a781">
      <style:text-properties fo:language="fr" fo:country="FR"/>
    </style:style>
    <style:style style:family="text" style:name="a782">
      <style:text-properties fo:language="fr" fo:country="FR"/>
    </style:style>
    <style:style style:family="paragraph" style:name="a783">
      <style:paragraph-properties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6">
      <style:text-properties fo:language="fr" fo:country="FR"/>
    </style:style>
    <style:style style:family="text" style:name="a787">
      <style:text-properties fo:language="fr" fo:country="FR"/>
    </style:style>
    <style:style style:family="paragraph" style:name="a788">
      <style:paragraph-properties fo:text-align="center"/>
    </style:style>
    <style:style style:family="text" style:name="a460">
      <style:text-properties fo:language="fr" fo:country="FR"/>
    </style:style>
    <style:style style:family="paragraph" style:name="a461">
      <style:paragraph-properties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4">
      <style:text-properties fo:language="fr" fo:country="FR"/>
    </style:style>
    <style:style style:family="text" style:name="a465">
      <style:text-properties fo:language="fr" fo:country="FR"/>
    </style:style>
    <style:style style:family="paragraph" style:name="a466">
      <style:paragraph-properties fo:text-align="center"/>
    </style:style>
    <style:style style:family="text" style:name="a570">
      <style:text-properties fo:language="fr" fo:country="FR"/>
    </style:style>
    <style:style style:family="table-cell" style:name="a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1">
      <style:paragraph-properties fo:text-align="center"/>
    </style:style>
    <style:style style:family="text" style:name="a469">
      <style:text-properties fo:language="fr" fo:country="FR"/>
    </style:style>
    <style:style style:family="table-cell" style:name="a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4">
      <style:text-properties fo:language="fr" fo:country="FR"/>
    </style:style>
    <style:style style:family="text" style:name="a575">
      <style:text-properties fo:language="fr" fo:country="FR"/>
    </style:style>
    <style:style style:family="paragraph" style:name="a576">
      <style:paragraph-properties fo:text-align="center"/>
    </style:style>
    <style:style style:family="table-cell" style:name="a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1">
      <style:text-properties fo:language="fr" fo:country="FR"/>
    </style:style>
    <style:style style:family="text" style:name="a579">
      <style:text-properties fo:language="fr" fo:country="FR"/>
    </style:style>
    <style:style style:family="text" style:name="a682">
      <style:text-properties fo:language="fr" fo:country="FR"/>
    </style:style>
    <style:style style:family="paragraph" style:name="a683">
      <style:paragraph-properties fo:text-align="center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6">
      <style:text-properties fo:language="fr" fo:country="FR"/>
    </style:style>
    <style:style style:family="text" style:name="a687">
      <style:text-properties fo:language="fr" fo:country="FR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88">
      <style:paragraph-properties fo:text-align="center"/>
    </style:style>
    <style:style style:family="text" style:name="a791">
      <style:text-properties fo:language="fr" fo:country="FR"/>
    </style:style>
    <style:style style:family="text" style:name="a792">
      <style:text-properties fo:language="fr" fo:country="FR"/>
    </style:style>
    <style:style style:family="paragraph" style:name="a793">
      <style:paragraph-properties fo:text-align="center"/>
    </style:style>
    <style:style style:family="table-cell" style:name="a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6">
      <style:text-properties fo:language="fr" fo:country="FR"/>
    </style:style>
    <style:style style:family="text" style:name="a797">
      <style:text-properties fo:language="fr" fo:country="FR"/>
    </style:style>
    <style:style style:family="paragraph" style:name="a798">
      <style:paragraph-properties fo:text-align="center"/>
    </style:style>
    <style:style style:family="text" style:name="a470">
      <style:text-properties fo:language="fr" fo:country="FR"/>
    </style:style>
    <style:style style:family="paragraph" style:name="a471">
      <style:paragraph-properties fo:text-align="center"/>
    </style:style>
    <style:style style:family="table-cell" style:name="a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4">
      <style:text-properties fo:language="fr" fo:country="FR"/>
    </style:style>
    <style:style style:family="text" style:name="a475">
      <style:text-properties fo:language="fr" fo:country="FR"/>
    </style:style>
    <style:style style:family="paragraph" style:name="a476">
      <style:paragraph-properties fo:text-align="center"/>
    </style:style>
    <style:style style:family="text" style:name="a580">
      <style:text-properties fo:language="fr" fo:country="FR"/>
    </style:style>
    <style:style style:family="table-cell" style:name="a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1">
      <style:paragraph-properties fo:text-align="center"/>
    </style:style>
    <style:style style:family="table-row" style:name="a479">
      <style:table-row-properties style:row-height="0.52222in"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4">
      <style:table-row-properties style:row-height="0.52222in"/>
    </style:style>
    <style:style style:family="text" style:name="a585">
      <style:text-properties fo:language="fr" fo:country="FR"/>
    </style:style>
    <style:style style:family="text" style:name="a586">
      <style:text-properties fo:language="fr" fo:country="FR"/>
    </style:style>
    <style:style style:family="paragraph" style:name="a587">
      <style:paragraph-properties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1">
      <style:text-properties fo:language="fr" fo:country="FR"/>
    </style:style>
    <style:style style:family="table-cell" style:name="a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fr" fo:country="FR"/>
    </style:style>
    <style:style style:family="paragraph" style:name="a693">
      <style:paragraph-properties fo:text-align="center"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6">
      <style:table-row-properties style:row-height="0.52222in"/>
    </style:style>
    <style:style style:family="text" style:name="a697">
      <style:text-properties fo:language="fr" fo:country="FR"/>
    </style:style>
    <style:style style:family="text" style:name="a698">
      <style:text-properties fo:language="fr" fo:country="FR"/>
    </style:style>
    <style:style style:family="paragraph" style:name="a699">
      <style:paragraph-properties/>
    </style:style>
    <style:style style:family="text" style:name="a480">
      <style:text-properties fo:language="fr" fo:country="FR"/>
    </style:style>
    <style:style style:family="text" style:name="a481">
      <style:text-properties fo:language="fr" fo:country="FR"/>
    </style:style>
    <style:style style:family="paragraph" style:name="a482">
      <style:paragraph-properties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5">
      <style:text-properties fo:language="fr" fo:country="FR"/>
    </style:style>
    <style:style style:family="text" style:name="a486">
      <style:text-properties fo:language="fr" fo:country="FR"/>
    </style:style>
    <style:style style:family="paragraph" style:name="a487">
      <style:paragraph-properties fo:text-align="center"/>
    </style:style>
    <style:style style:family="text" style:name="a590">
      <style:text-properties fo:language="fr" fo:country="FR"/>
    </style:style>
    <style:style style:family="table-cell" style:name="a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1">
      <style:text-properties fo:language="fr" fo:country="FR"/>
    </style:style>
    <style:style style:family="paragraph" style:name="a592">
      <style:paragraph-properties fo:text-align="center"/>
    </style:style>
    <style:style style:family="table-cell" style:name="a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5">
      <style:text-properties fo:language="fr" fo:country="FR"/>
    </style:style>
    <style:style style:family="text" style:name="a596">
      <style:text-properties fo:language="fr" fo:country="FR"/>
    </style:style>
    <style:style style:family="paragraph" style:name="a597">
      <style:paragraph-properties fo:text-align="center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0">
      <style:text-properties fo:language="fr" fo:country="FR"/>
    </style:style>
    <style:style style:family="text" style:name="a491">
      <style:text-properties fo:language="fr" fo:country="FR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text-align="center"/>
    </style:style>
    <style:style style:family="table-cell" style:name="a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5">
      <style:text-properties fo:language="fr" fo:country="FR"/>
    </style:style>
    <style:style style:family="text" style:name="a496">
      <style:text-properties fo:language="fr" fo:country="FR"/>
    </style:style>
    <style:style style:family="paragraph" style:name="a497">
      <style:paragraph-properties fo:text-align="center"/>
    </style:style>
    <style:style style:family="table-cell" style:name="a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90">
      <style:table-properties style:writing-mode="lr-tb"/>
    </style:style>
    <style:style style:family="table-column" style:name="a391">
      <style:table-column-properties style:column-width="2.5in"/>
    </style:style>
    <style:style style:family="table-column" style:name="a392">
      <style:table-column-properties style:column-width="2.5in"/>
    </style:style>
    <style:style style:family="table-column" style:name="a393">
      <style:table-column-properties style:column-width="2.5in"/>
    </style:style>
    <style:style style:family="table-column" style:name="a394">
      <style:table-column-properties style:column-width="2.5in"/>
    </style:style>
    <style:style style:family="table-row" style:name="a395">
      <style:table-row-properties style:row-height="0.01in"/>
    </style:style>
    <style:style style:family="text" style:name="a396">
      <style:text-properties fo:language="fr" fo:country="FR"/>
    </style:style>
    <style:style style:family="paragraph" style:name="a397">
      <style:paragraph-properties/>
    </style:style>
    <style:style style:family="table-cell" style:name="a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1">
      <style:table-row-properties style:row-height="0.52222in"/>
    </style:style>
    <style:style style:family="text" style:name="a802">
      <style:text-properties fo:language="fr" fo:country="FR"/>
    </style:style>
    <style:style style:family="text" style:name="a803">
      <style:text-properties fo:language="fr" fo:country="FR"/>
    </style:style>
    <style:style style:family="paragraph" style:name="a804">
      <style:paragraph-properties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language="fr" fo:country="FR"/>
    </style:style>
    <style:style style:family="text" style:name="a808">
      <style:text-properties fo:language="fr" fo:country="FR"/>
    </style:style>
    <style:style style:family="paragraph" style:name="a809">
      <style:paragraph-properties fo:text-align="center"/>
    </style:style>
    <style:style style:family="table-cell" style:name="a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2">
      <style:text-properties fo:language="fr" fo:country="FR"/>
    </style:style>
    <style:style style:family="text" style:name="a703">
      <style:text-properties fo:language="fr" fo:country="FR"/>
    </style:style>
    <style:style style:family="paragraph" style:name="a704">
      <style:paragraph-properties fo:text-align="center"/>
    </style:style>
    <style:style style:family="table-cell" style:name="a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7">
      <style:text-properties fo:language="fr" fo:country="FR"/>
    </style:style>
    <style:style style:family="text" style:name="a708">
      <style:text-properties fo:language="fr" fo:country="FR"/>
    </style:style>
    <style:style style:family="paragraph" style:name="a709">
      <style:paragraph-properties fo:text-align="center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2">
      <style:text-properties fo:language="fr" fo:country="FR"/>
    </style:style>
    <style:style style:family="text" style:name="a813">
      <style:text-properties fo:language="fr" fo:country="FR"/>
    </style:style>
    <style:style style:family="paragraph" style:name="a814">
      <style:paragraph-properties fo:text-align="center"/>
    </style:style>
    <style:style style:family="table-cell" style:name="a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7">
      <style:text-properties fo:language="fr" fo:country="FR"/>
    </style:style>
    <style:style style:family="text" style:name="a818">
      <style:text-properties fo:language="fr" fo:country="FR"/>
    </style:style>
    <style:style style:family="paragraph" style:name="a819">
      <style:paragraph-properties fo:text-align="center"/>
    </style:style>
    <style:style style:family="text" style:name="a600">
      <style:text-properties fo:language="fr" fo:country="FR"/>
    </style:style>
    <style:style style:family="text" style:name="a601">
      <style:text-properties fo:language="fr" fo:country="FR"/>
    </style:style>
    <style:style style:family="paragraph" style:name="a602">
      <style:paragraph-properties fo:text-align="center"/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606">
      <style:table-properties style:writing-mode="lr-tb"/>
    </style:style>
    <style:style style:family="table-column" style:name="a607">
      <style:table-column-properties style:column-width="2.5in"/>
    </style:style>
    <style:style style:family="table-column" style:name="a608">
      <style:table-column-properties style:column-width="2.5in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09">
      <style:table-column-properties style:column-width="2.5in"/>
    </style:style>
    <style:style style:family="text" style:name="a712">
      <style:text-properties fo:language="fr" fo:country="FR"/>
    </style:style>
    <style:style style:family="text" style:name="a713">
      <style:text-properties fo:language="fr" fo:country="FR"/>
    </style:style>
    <style:style style:family="paragraph" style:name="a714">
      <style:paragraph-properties fo:text-align="center"/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7">
      <style:table-row-properties style:row-height="0.52222in"/>
    </style:style>
    <style:style style:family="text" style:name="a718">
      <style:text-properties fo:language="fr" fo:country="FR"/>
    </style:style>
    <style:style style:family="text" style:name="a719">
      <style:text-properties fo:language="fr" fo:country="FR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00">
      <style:table-row-properties style:row-height="0.52222in"/>
    </style:style>
    <style:style style:family="text" style:name="a501">
      <style:text-properties fo:language="fr" fo:country="FR"/>
    </style:style>
    <style:style style:family="text" style:name="a502">
      <style:text-properties fo:language="fr" fo:country="FR"/>
    </style:style>
    <style:style style:family="paragraph" style:name="a503">
      <style:paragraph-properties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6">
      <style:text-properties fo:language="fr" fo:country="FR"/>
    </style:style>
    <style:style style:family="text" style:name="a507">
      <style:text-properties fo:language="fr" fo:country="FR"/>
    </style:style>
    <style:style style:family="paragraph" style:name="a508">
      <style:paragraph-properties fo:text-align="center"/>
    </style:style>
    <style:style style:family="table-column" style:name="a610">
      <style:table-column-properties style:column-width="2.5in"/>
    </style:style>
    <style:style style:family="table-row" style:name="a611">
      <style:table-row-properties style:row-height="0.01in"/>
    </style:style>
    <style:style style:family="text" style:name="a612">
      <style:text-properties fo:language="fr" fo:country="FR"/>
    </style:style>
    <style:style style:family="text" style:name="a613">
      <style:text-properties fo:language="fr" fo:country="FR"/>
    </style:style>
    <style:style style:family="paragraph" style:name="a614">
      <style:paragraph-properties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7">
      <style:text-properties fo:color="#ffffff" fo:font-family="Calibri" fo:font-size="0.27778in" style:font-size-asian="0.27778in" style:font-size-complex="0.27778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720">
      <style:paragraph-properties/>
    </style:style>
    <style:style style:family="text" style:name="a618">
      <style:text-properties fo:font-size="0.27778in" style:font-size-asian="0.27778in" style:font-size-complex="0.27778in" fo:language="fr" fo:country="FR"/>
    </style:style>
    <style:style style:family="paragraph" style:name="a619">
      <style:paragraph-properties fo:text-align="center"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3">
      <style:text-properties fo:language="fr" fo:country="FR"/>
    </style:style>
    <style:style style:family="text" style:name="a724">
      <style:text-properties fo:language="fr" fo:country="FR"/>
    </style:style>
    <style:style style:family="paragraph" style:name="a725">
      <style:paragraph-properties fo:text-align="center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8">
      <style:text-properties fo:language="fr" fo:country="FR"/>
    </style:style>
    <style:style style:family="text" style:name="a400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729">
      <style:text-properties fo:language="fr" fo:country="FR"/>
    </style:style>
    <style:style style:family="text" style:name="a401">
      <style:text-properties fo:language="fr" fo:country="FR"/>
    </style:style>
    <style:style style:family="paragraph" style:name="a402">
      <style:paragraph-properties/>
    </style:style>
    <style:style style:family="table-cell" style:name="a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5">
      <style:text-properties fo:language="fr" fo:country="FR"/>
    </style:style>
    <style:style style:family="text" style:name="a406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407">
      <style:text-properties fo:language="fr" fo:country="FR"/>
    </style:style>
    <style:style style:family="table-cell" style:name="a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08">
      <style:paragraph-properties/>
    </style:style>
    <style:style style:family="text" style:name="a511">
      <style:text-properties fo:language="fr" fo:country="FR"/>
    </style:style>
    <style:style style:family="text" style:name="a512">
      <style:text-properties fo:language="fr" fo:country="FR"/>
    </style:style>
    <style:style style:family="paragraph" style:name="a513">
      <style:paragraph-properties fo:text-align="center"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6">
      <style:text-properties fo:language="fr" fo:country="FR"/>
    </style:style>
    <style:style style:family="text" style:name="a517">
      <style:text-properties fo:language="fr" fo:country="FR"/>
    </style:style>
    <style:style style:family="paragraph" style:name="a518">
      <style:paragraph-properties fo:text-align="center"/>
    </style:style>
    <style:style style:family="table-cell" style:name="a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size="0.27778in" style:font-size-asian="0.27778in" style:font-size-complex="0.27778in" fo:language="fr" fo:country="FR"/>
    </style:style>
    <style:style style:family="text" style:name="a623">
      <style:text-properties fo:font-size="0.27778in" style:font-size-asian="0.27778in" style:font-size-complex="0.27778in" fo:language="fr" fo:country="FR"/>
    </style:style>
    <style:style style:family="paragraph" style:name="a624">
      <style:paragraph-properties fo:text-align="center"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7">
      <style:text-properties fo:font-size="0.27778in" style:font-size-asian="0.27778in" style:font-size-complex="0.27778in" fo:language="fr" fo:country="FR"/>
    </style:style>
    <style:style style:family="paragraph" style:name="a730">
      <style:paragraph-properties fo:text-align="center"/>
    </style:style>
    <style:style style:family="text" style:name="a628">
      <style:text-properties fo:font-size="0.27778in" style:font-size-asian="0.27778in" style:font-size-complex="0.27778in" fo:language="fr" fo:country="FR"/>
    </style:style>
    <style:style style:family="paragraph" style:name="a629">
      <style:paragraph-properties fo:text-align="center"/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3">
      <style:text-properties fo:language="fr" fo:country="FR"/>
    </style:style>
    <style:style style:family="text" style:name="a734">
      <style:text-properties fo:language="fr" fo:country="FR"/>
    </style:style>
    <style:style style:family="paragraph" style:name="a735">
      <style:paragraph-properties fo:text-align="center"/>
    </style:style>
    <style:style style:family="table-cell" style:name="a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8">
      <style:table-row-properties style:row-height="0.53206in"/>
    </style:style>
    <style:style style:family="table-cell" style:name="a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language="fr" fo:country="FR"/>
    </style:style>
    <style:style style:family="text" style:name="a411">
      <style:text-properties fo:language="fr" fo:country="FR"/>
    </style:style>
    <style:style style:family="text" style:name="a412">
      <style:text-properties fo:language="fr" fo:country="FR"/>
    </style:style>
    <style:style style:family="paragraph" style:name="a413">
      <style:paragraph-properties/>
    </style:style>
    <style:style style:family="table-cell" style:name="a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16">
      <style:table-row-properties style:row-height="0.52222in"/>
    </style:style>
    <style:style style:family="text" style:name="a417">
      <style:text-properties fo:language="fr" fo:country="FR"/>
    </style:style>
    <style:style style:family="table-cell" style:name="a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8">
      <style:text-properties fo:language="fr" fo:country="FR"/>
    </style:style>
    <text:list-style style:name="a456"/>
    <text:list-style style:name="a731"/>
    <text:list-style style:name="a805"/>
    <text:list-style style:name="a757"/>
    <text:list-style style:name="a684"/>
    <text:list-style style:name="a435"/>
    <text:list-style style:name="a509"/>
    <text:list-style style:name="a710"/>
    <text:list-style style:name="a736"/>
    <text:list-style style:name="a663"/>
    <text:list-style style:name="a414"/>
    <text:list-style style:name="a689"/>
    <text:list-style style:name="a715"/>
    <text:list-style style:name="a593"/>
    <text:list-style style:name="a642"/>
    <text:list-style style:name="a668"/>
    <text:list-style style:name="a620"/>
    <text:list-style style:name="a572"/>
    <text:list-style style:name="a598"/>
    <text:list-style style:name="a647"/>
    <text:list-style style:name="a551"/>
    <text:list-style style:name="a625"/>
    <text:list-style style:name="a577"/>
    <text:list-style style:name="a603"/>
    <text:list-style style:name="a530"/>
    <text:list-style style:name="a556"/>
    <text:list-style style:name="a483"/>
    <text:list-style style:name="a784"/>
    <text:list-style style:name="a535"/>
    <text:list-style style:name="a462"/>
    <text:list-style style:name="a810"/>
    <text:list-style style:name="a488"/>
    <text:list-style style:name="a763"/>
    <text:list-style style:name="a514"/>
    <text:list-style style:name="a789"/>
    <text:list-style style:name="a441"/>
    <text:list-style style:name="a467"/>
    <text:list-style style:name="a815"/>
    <text:list-style style:name="a742"/>
    <text:list-style style:name="a694"/>
    <text:list-style style:name="a768"/>
    <text:list-style style:name="a519"/>
    <text:list-style style:name="a420"/>
    <text:list-style style:name="a446"/>
    <text:list-style style:name="a398"/>
    <text:list-style style:name="a721"/>
    <text:list-style style:name="a673"/>
    <text:list-style style:name="a747"/>
    <text:list-style style:name="a425"/>
    <text:list-style style:name="a700"/>
    <text:list-style style:name="a652"/>
    <text:list-style style:name="a726"/>
    <text:list-style style:name="a403"/>
    <text:list-style style:name="a679"/>
    <text:list-style style:name="a630"/>
    <text:list-style style:name="a582"/>
    <text:list-style style:name="a705"/>
    <text:list-style style:name="a658"/>
    <text:list-style style:name="a409"/>
    <text:list-style style:name="a561"/>
    <text:list-style style:name="a588"/>
    <text:list-style style:name="a637"/>
    <text:list-style style:name="a540"/>
    <text:list-style style:name="a615"/>
    <text:list-style style:name="a493"/>
    <text:list-style style:name="a567"/>
    <text:list-style style:name="a794"/>
    <text:list-style style:name="a472"/>
    <text:list-style style:name="a820"/>
    <text:list-style style:name="a546"/>
    <text:list-style style:name="a498"/>
    <text:list-style style:name="a773"/>
    <text:list-style style:name="a799"/>
    <text:list-style style:name="a525"/>
    <text:list-style style:name="a451"/>
    <text:list-style style:name="a477"/>
    <text:list-style style:name="a752"/>
    <text:list-style style:name="a778"/>
    <text:list-style style:name="a430"/>
    <text:list-style style:name="a504"/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frame draw:id="id63" draw:name="Tableau 4" svg:x="1.66667in" svg:y="0.90343in" svg:width="10in" svg:height="5.1in">
          <table:table table:style-name="a3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1" table:default-cell-style-name=""/>
            <table:table-column table:style-name="a392" table:default-cell-style-name=""/>
            <table:table-column table:style-name="a393" table:default-cell-style-name=""/>
            <table:table-column table:style-name="a394" table:default-cell-style-name=""/>
            <table:table-row table:style-name="a395" table:default-cell-style-name="">
              <table:table-cell table:style-name="a399">
                <text:list text:style-name="a398">
                  <text:list-item>
                    <text:p text:style-name="a397" text:class-names="" text:cond-style-name=""><text:span text:style-name="a396" text:class-names=""/></text:p>
                  </text:list-item>
                </text:list>
              </table:table-cell>
              <table:table-cell table:style-name="a404">
                <text:list text:style-name="a403">
                  <text:list-item>
                    <text:p text:style-name="a402" text:class-names="" text:cond-style-name=""><text:span text:style-name="a400" text:class-names="">Alexandre Gomez</text:span><text:span text:style-name="a401" text:class-names=""/></text:p>
                  </text:list-item>
                </text:list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5" text:class-names="">Léo<text:s text:c="1"/></text:span><text:span text:style-name="a406" text:class-names="">Gardarein</text:span><text:span text:style-name="a407" text:class-names=""/></text:p>
                  </text:list-item>
                </text:list>
              </table:table-cell>
              <table:table-cell table:style-name="a415">
                <text:list text:style-name="a414">
                  <text:list-item>
                    <text:p text:style-name="a413" text:class-names="" text:cond-style-name=""><text:span text:style-name="a411" text:class-names="">Idriss Gomis</text:span><text:span text:style-name="a412" text:class-names=""/></text:p>
                  </text:list-item>
                </text:list>
              </table:table-cell>
            </table:table-row>
            <table:table-row table:style-name="a416" table:default-cell-style-name="">
              <table:table-cell table:style-name="a421">
                <text:list text:style-name="a420">
                  <text:list-item>
                    <text:p text:style-name="a419" text:class-names="" text:cond-style-name=""><text:span text:style-name="a417" text:class-names="">Gameplay</text:span><text:span text:style-name="a418" text:class-names=""/></text:p>
                  </text:list-item>
                </text:list>
              </table:table-cell>
              <table:table-cell table:style-name="a426">
                <text:list text:style-name="a425">
                  <text:list-item>
                    <text:p text:style-name="a424" text:class-names="" text:cond-style-name=""><text:span text:style-name="a422" text:class-names="">O <text:s text:c="2"/></text:span><text:span text:style-name="a423" text:class-names=""/></text:p>
                  </text:list-item>
                </text:list>
              </table:table-cell>
              <table:table-cell table:style-name="a431">
                <text:list text:style-name="a430">
                  <text:list-item>
                    <text:p text:style-name="a429" text:class-names="" text:cond-style-name=""><text:span text:style-name="a427" text:class-names="">O</text:span><text:span text:style-name="a428" text:class-names=""/></text:p>
                  </text:list-item>
                </text:list>
              </table:table-cell>
              <table:table-cell table:style-name="a436">
                <text:list text:style-name="a435">
                  <text:list-item>
                    <text:p text:style-name="a434" text:class-names="" text:cond-style-name=""><text:span text:style-name="a432" text:class-names="">X</text:span><text:span text:style-name="a433" text:class-names=""/></text:p>
                  </text:list-item>
                </text:list>
              </table:table-cell>
            </table:table-row>
            <table:table-row table:style-name="a437" table:default-cell-style-name="">
              <table:table-cell table:style-name="a442">
                <text:list text:style-name="a441">
                  <text:list-item>
                    <text:p text:style-name="a440" text:class-names="" text:cond-style-name=""><text:span text:style-name="a438" text:class-names="">Animation</text:span><text:span text:style-name="a439" text:class-names=""/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3" text:class-names="">O</text:span><text:span text:style-name="a444" text:class-names=""/></text:p>
                  </text:list-item>
                </text:list>
              </table:table-cell>
              <table:table-cell table:style-name="a452">
                <text:list text:style-name="a451">
                  <text:list-item>
                    <text:p text:style-name="a450" text:class-names="" text:cond-style-name=""><text:span text:style-name="a448" text:class-names="">O</text:span><text:span text:style-name="a449" text:class-names=""/></text:p>
                  </text:list-item>
                </text:list>
              </table:table-cell>
              <table:table-cell table:style-name="a457">
                <text:list text:style-name="a456">
                  <text:list-item>
                    <text:p text:style-name="a455" text:class-names="" text:cond-style-name=""><text:span text:style-name="a453" text:class-names="">X</text:span><text:span text:style-name="a454" text:class-names=""/></text:p>
                  </text:list-item>
                </text:list>
              </table:table-cell>
            </table:table-row>
            <table:table-row table:style-name="a458" table:default-cell-style-name="">
              <table:table-cell table:style-name="a463">
                <text:list text:style-name="a462">
                  <text:list-item>
                    <text:p text:style-name="a461" text:class-names="" text:cond-style-name=""><text:span text:style-name="a459" text:class-names="">Multi-joueurs</text:span><text:span text:style-name="a460" text:class-names=""/></text:p>
                  </text:list-item>
                </text:list>
              </table:table-cell>
              <table:table-cell table:style-name="a468">
                <text:list text:style-name="a467">
                  <text:list-item>
                    <text:p text:style-name="a466" text:class-names="" text:cond-style-name=""><text:span text:style-name="a464" text:class-names="">X</text:span><text:span text:style-name="a465" text:class-names=""/></text:p>
                  </text:list-item>
                </text:list>
              </table:table-cell>
              <table:table-cell table:style-name="a473">
                <text:list text:style-name="a472">
                  <text:list-item>
                    <text:p text:style-name="a471" text:class-names="" text:cond-style-name=""><text:span text:style-name="a469" text:class-names="">O</text:span><text:span text:style-name="a470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4" text:class-names="">O</text:span><text:span text:style-name="a475" text:class-names=""/></text:p>
                  </text:list-item>
                </text:list>
              </table:table-cell>
            </table:table-row>
            <table:table-row table:style-name="a479" table:default-cell-style-name="">
              <table:table-cell table:style-name="a484">
                <text:list text:style-name="a483">
                  <text:list-item>
                    <text:p text:style-name="a482" text:class-names="" text:cond-style-name=""><text:span text:style-name="a480" text:class-names="">Interface</text:span><text:span text:style-name="a481" text:class-names=""/></text:p>
                  </text:list-item>
                </text:list>
              </table:table-cell>
              <table:table-cell table:style-name="a489">
                <text:list text:style-name="a488">
                  <text:list-item>
                    <text:p text:style-name="a487" text:class-names="" text:cond-style-name=""><text:span text:style-name="a485" text:class-names="">X</text:span><text:span text:style-name="a486" text:class-names=""/></text:p>
                  </text:list-item>
                </text:list>
              </table:table-cell>
              <table:table-cell table:style-name="a494">
                <text:list text:style-name="a493">
                  <text:list-item>
                    <text:p text:style-name="a492" text:class-names="" text:cond-style-name=""><text:span text:style-name="a490" text:class-names="">X</text:span><text:span text:style-name="a491" text:class-names=""/></text:p>
                  </text:list-item>
                </text:list>
              </table:table-cell>
              <table:table-cell table:style-name="a499">
                <text:list text:style-name="a498">
                  <text:list-item>
                    <text:p text:style-name="a497" text:class-names="" text:cond-style-name=""><text:span text:style-name="a495" text:class-names="">O</text:span><text:span text:style-name="a496" text:class-names=""/></text:p>
                  </text:list-item>
                </text:list>
              </table:table-cell>
            </table:table-row>
            <table:table-row table:style-name="a500" table:default-cell-style-name="">
              <table:table-cell table:style-name="a505">
                <text:list text:style-name="a504">
                  <text:list-item>
                    <text:p text:style-name="a503" text:class-names="" text:cond-style-name=""><text:span text:style-name="a501" text:class-names="">IA</text:span><text:span text:style-name="a502" text:class-names=""/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6" text:class-names="">X</text:span><text:span text:style-name="a507" text:class-names=""/></text:p>
                  </text:list-item>
                </text:list>
              </table:table-cell>
              <table:table-cell table:style-name="a515">
                <text:list text:style-name="a514">
                  <text:list-item>
                    <text:p text:style-name="a513" text:class-names="" text:cond-style-name=""><text:span text:style-name="a511" text:class-names="">O</text:span><text:span text:style-name="a512" text:class-names=""/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6" text:class-names="">O</text:span><text:span text:style-name="a517" text:class-names=""/></text:p>
                  </text:list-item>
                </text:list>
              </table:table-cell>
            </table:table-row>
            <table:table-row table:style-name="a521" table:default-cell-style-name="">
              <table:table-cell table:style-name="a526">
                <text:list text:style-name="a525">
                  <text:list-item>
                    <text:p text:style-name="a524" text:class-names="" text:cond-style-name=""><text:span text:style-name="a522" text:class-names="">Environnement</text:span><text:span text:style-name="a523" text:class-names=""/></text:p>
                  </text:list-item>
                </text:list>
              </table:table-cell>
              <table:table-cell table:style-name="a531">
                <text:list text:style-name="a530">
                  <text:list-item>
                    <text:p text:style-name="a529" text:class-names="" text:cond-style-name=""><text:span text:style-name="a527" text:class-names="">O</text:span><text:span text:style-name="a528" text:class-names=""/></text:p>
                  </text:list-item>
                </text:list>
              </table:table-cell>
              <table:table-cell table:style-name="a536">
                <text:list text:style-name="a535">
                  <text:list-item>
                    <text:p text:style-name="a534" text:class-names="" text:cond-style-name=""><text:span text:style-name="a532" text:class-names="">X</text:span><text:span text:style-name="a533" text:class-names=""/></text:p>
                  </text:list-item>
                </text:list>
              </table:table-cell>
              <table:table-cell table:style-name="a541">
                <text:list text:style-name="a540">
                  <text:list-item>
                    <text:p text:style-name="a539" text:class-names="" text:cond-style-name=""><text:span text:style-name="a537" text:class-names="">O</text:span><text:span text:style-name="a538" text:class-names=""/></text:p>
                  </text:list-item>
                </text:list>
              </table:table-cell>
            </table:table-row>
            <table:table-row table:style-name="a542" table:default-cell-style-name=""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Soundboard</text:span><text:span text:style-name="a544" text:class-names=""/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8" text:class-names="">X</text:span><text:span text:style-name="a549" text:class-names=""/></text:p>
                  </text:list-item>
                </text:list>
              </table:table-cell>
              <table:table-cell table:style-name="a557">
                <text:list text:style-name="a556">
                  <text:list-item>
                    <text:p text:style-name="a555" text:class-names="" text:cond-style-name=""><text:span text:style-name="a553" text:class-names="">O</text:span><text:span text:style-name="a554" text:class-names=""/></text:p>
                  </text:list-item>
                </text:list>
              </table:table-cell>
              <table:table-cell table:style-name="a562">
                <text:list text:style-name="a561">
                  <text:list-item>
                    <text:p text:style-name="a560" text:class-names="" text:cond-style-name=""><text:span text:style-name="a558" text:class-names="">O</text:span><text:span text:style-name="a559" text:class-names=""/></text:p>
                  </text:list-item>
                </text:list>
              </table:table-cell>
            </table:table-row>
            <table:table-row table:style-name="a563" table:default-cell-style-name="">
              <table:table-cell table:style-name="a568">
                <text:list text:style-name="a567">
                  <text:list-item>
                    <text:p text:style-name="a566" text:class-names="" text:cond-style-name=""><text:span text:style-name="a564" text:class-names="">Site web</text:span><text:span text:style-name="a565" text:class-names=""/></text:p>
                  </text:list-item>
                </text:list>
              </table:table-cell>
              <table:table-cell table:style-name="a573">
                <text:list text:style-name="a572">
                  <text:list-item>
                    <text:p text:style-name="a571" text:class-names="" text:cond-style-name=""><text:span text:style-name="a569" text:class-names="">O</text:span><text:span text:style-name="a570" text:class-names=""/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4" text:class-names="">O</text:span><text:span text:style-name="a575" text:class-names=""/></text:p>
                  </text:list-item>
                </text:list>
              </table:table-cell>
              <table:table-cell table:style-name="a583">
                <text:list text:style-name="a582">
                  <text:list-item>
                    <text:p text:style-name="a581" text:class-names="" text:cond-style-name=""><text:span text:style-name="a579" text:class-names="">O</text:span><text:span text:style-name="a580" text:class-names=""/></text:p>
                  </text:list-item>
                </text:list>
              </table:table-cell>
            </table:table-row>
            <table:table-row table:style-name="a584" table:default-cell-style-name="">
              <table:table-cell table:style-name="a589">
                <text:list text:style-name="a588">
                  <text:list-item>
                    <text:p text:style-name="a587" text:class-names="" text:cond-style-name=""><text:span text:style-name="a585" text:class-names="">Bande annonce</text:span><text:span text:style-name="a586" text:class-names=""/></text:p>
                  </text:list-item>
                </text:list>
              </table:table-cell>
              <table:table-cell table:style-name="a594">
                <text:list text:style-name="a593">
                  <text:list-item>
                    <text:p text:style-name="a592" text:class-names="" text:cond-style-name=""><text:span text:style-name="a590" text:class-names="">O</text:span><text:span text:style-name="a591" text:class-names=""/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5" text:class-names="">X</text:span><text:span text:style-name="a596" text:class-names=""/></text:p>
                  </text:list-item>
                </text:list>
              </table:table-cell>
              <table:table-cell table:style-name="a604">
                <text:list text:style-name="a603">
                  <text:list-item>
                    <text:p text:style-name="a602" text:class-names="" text:cond-style-name=""><text:span text:style-name="a600" text:class-names="">X</text:span><text:span text:style-name="a60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605" draw:master-page-name="Master1-Layout2-obj-Titre-et-contenu" presentation:presentation-page-layout-name="Master1-PPL2" draw:id="Slide-257">
        <draw:frame draw:id="id64" draw:name="Tableau 4" svg:x="1.66667in" svg:y="1.17565in" svg:width="10in" svg:height="5.14317in">
          <table:table table:style-name="a60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07" table:default-cell-style-name=""/>
            <table:table-column table:style-name="a608" table:default-cell-style-name=""/>
            <table:table-column table:style-name="a609" table:default-cell-style-name=""/>
            <table:table-column table:style-name="a610" table:default-cell-style-name=""/>
            <table:table-row table:style-name="a611" table:default-cell-style-name="">
              <table:table-cell table:style-name="a616">
                <text:list text:style-name="a615">
                  <text:list-item>
                    <text:p text:style-name="a614" text:class-names="" text:cond-style-name=""><text:span text:style-name="a612" text:class-names="">Soutenances</text:span><text:span text:style-name="a613" text:class-names=""/></text:p>
                  </text:list-item>
                </text:list>
              </table:table-cell>
              <table:table-cell table:style-name="a621">
                <text:list text:style-name="a620">
                  <text:list-item>
                    <text:p text:style-name="a619" text:class-names="" text:cond-style-name=""><text:span text:style-name="a617" text:class-names="">I</text:span><text:span text:style-name="a618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II</text:span><text:span text:style-name="a623" text:class-names=""/></text:p>
                  </text:list-item>
                </text:list>
              </table:table-cell>
              <table:table-cell table:style-name="a631">
                <text:list text:style-name="a630">
                  <text:list-item>
                    <text:p text:style-name="a629" text:class-names="" text:cond-style-name=""><text:span text:style-name="a627" text:class-names="">III</text:span><text:span text:style-name="a628" text:class-names=""/></text:p>
                  </text:list-item>
                </text:list>
              </table:table-cell>
            </table:table-row>
            <table:table-row table:style-name="a632" table:default-cell-style-name="">
              <table:table-cell table:style-name="a638">
                <text:list text:style-name="a637">
                  <text:list-item>
                    <text:p text:style-name="a636" text:class-names="" text:cond-style-name=""><text:span text:style-name="a633" text:class-names="">G</text:span><text:span text:style-name="a634" text:class-names="">ameplay</text:span><text:span text:style-name="a635" text:class-names=""/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39" text:class-names=""><text:s text:c="2"/>30%</text:span><text:span text:style-name="a640" text:class-names=""/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4" text:class-names="">90%</text:span><text:span text:style-name="a645" text:class-names=""/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49" text:class-names="">100%</text:span><text:span text:style-name="a650" text:class-names=""/></text:p>
                  </text:list-item>
                </text:list>
              </table:table-cell>
            </table:table-row>
            <table:table-row table:style-name="a654" table:default-cell-style-name="">
              <table:table-cell table:style-name="a659">
                <text:list text:style-name="a658">
                  <text:list-item>
                    <text:p text:style-name="a657" text:class-names="" text:cond-style-name=""><text:span text:style-name="a655" text:class-names="">Animation</text:span><text:span text:style-name="a656" text:class-names=""/></text:p>
                  </text:list-item>
                </text:list>
              </table:table-cell>
              <table:table-cell table:style-name="a664">
                <text:list text:style-name="a663">
                  <text:list-item>
                    <text:p text:style-name="a662" text:class-names="" text:cond-style-name=""><text:span text:style-name="a660" text:class-names="">?</text:span><text:span text:style-name="a661" text:class-names=""/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5" text:class-names="">50%</text:span><text:span text:style-name="a666" text:class-names=""/></text:p>
                  </text:list-item>
                </text:list>
              </table:table-cell>
              <table:table-cell table:style-name="a674">
                <text:list text:style-name="a673">
                  <text:list-item>
                    <text:p text:style-name="a672" text:class-names="" text:cond-style-name=""><text:span text:style-name="a670" text:class-names="">100%</text:span><text:span text:style-name="a671" text:class-names=""/></text:p>
                  </text:list-item>
                </text:list>
              </table:table-cell>
            </table:table-row>
            <table:table-row table:style-name="a675" table:default-cell-style-name="">
              <table:table-cell table:style-name="a680">
                <text:list text:style-name="a679">
                  <text:list-item>
                    <text:p text:style-name="a678" text:class-names="" text:cond-style-name=""><text:span text:style-name="a676" text:class-names="">Multi-joueurs</text:span><text:span text:style-name="a677" text:class-names=""/></text:p>
                  </text:list-item>
                </text:list>
              </table:table-cell>
              <table:table-cell table:style-name="a685">
                <text:list text:style-name="a684">
                  <text:list-item>
                    <text:p text:style-name="a683" text:class-names="" text:cond-style-name=""><text:span text:style-name="a681" text:class-names="">?</text:span><text:span text:style-name="a682" text:class-names=""/></text:p>
                  </text:list-item>
                </text:list>
              </table:table-cell>
              <table:table-cell table:style-name="a690">
                <text:list text:style-name="a689">
                  <text:list-item>
                    <text:p text:style-name="a688" text:class-names="" text:cond-style-name=""><text:span text:style-name="a686" text:class-names="">?</text:span><text:span text:style-name="a687" text:class-names=""/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1" text:class-names="">100%</text:span><text:span text:style-name="a692" text:class-names=""/></text:p>
                  </text:list-item>
                </text:list>
              </table:table-cell>
            </table:table-row>
            <table:table-row table:style-name="a696" table:default-cell-style-name=""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Interface</text:span><text:span text:style-name="a698" text:class-names=""/></text:p>
                  </text:list-item>
                </text:list>
              </table:table-cell>
              <table:table-cell table:style-name="a706">
                <text:list text:style-name="a705">
                  <text:list-item>
                    <text:p text:style-name="a704" text:class-names="" text:cond-style-name=""><text:span text:style-name="a702" text:class-names="">50%</text:span><text:span text:style-name="a703" text:class-names=""/></text:p>
                  </text:list-item>
                </text:list>
              </table:table-cell>
              <table:table-cell table:style-name="a711">
                <text:list text:style-name="a710">
                  <text:list-item>
                    <text:p text:style-name="a709" text:class-names="" text:cond-style-name=""><text:span text:style-name="a707" text:class-names="">90%</text:span><text:span text:style-name="a708" text:class-names=""/></text:p>
                  </text:list-item>
                </text:list>
              </table:table-cell>
              <table:table-cell table:style-name="a716">
                <text:list text:style-name="a715">
                  <text:list-item>
                    <text:p text:style-name="a714" text:class-names="" text:cond-style-name=""><text:span text:style-name="a712" text:class-names="">99%<text:s text:c="1"/></text:span><text:span text:style-name="a713" text:class-names=""/></text:p>
                  </text:list-item>
                </text:list>
              </table:table-cell>
            </table:table-row>
            <table:table-row table:style-name="a717" table:default-cell-style-name="">
              <table:table-cell table:style-name="a722">
                <text:list text:style-name="a721">
                  <text:list-item>
                    <text:p text:style-name="a720" text:class-names="" text:cond-style-name=""><text:span text:style-name="a718" text:class-names="">IA</text:span><text:span text:style-name="a719" text:class-names=""/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3" text:class-names="">0%</text:span><text:span text:style-name="a724" text:class-names=""/></text:p>
                  </text:list-item>
                </text:list>
              </table:table-cell>
              <table:table-cell table:style-name="a732">
                <text:list text:style-name="a731">
                  <text:list-item>
                    <text:p text:style-name="a730" text:class-names="" text:cond-style-name=""><text:span text:style-name="a728" text:class-names=""><text:s text:c="10"/>? (30%)</text:span><text:span text:style-name="a729" text:class-names=""/></text:p>
                  </text:list-item>
                </text:list>
              </table:table-cell>
              <table:table-cell table:style-name="a737">
                <text:list text:style-name="a736">
                  <text:list-item>
                    <text:p text:style-name="a735" text:class-names="" text:cond-style-name=""><text:span text:style-name="a733" text:class-names="">100%</text:span><text:span text:style-name="a734" text:class-names=""/></text:p>
                  </text:list-item>
                </text:list>
              </table:table-cell>
            </table:table-row>
            <table:table-row table:style-name="a738" table:default-cell-style-name="">
              <table:table-cell table:style-name="a743">
                <text:list text:style-name="a742">
                  <text:list-item>
                    <text:p text:style-name="a741" text:class-names="" text:cond-style-name=""><text:span text:style-name="a739" text:class-names="">Environnement</text:span><text:span text:style-name="a740" text:class-names=""/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4" text:class-names="">10%</text:span><text:span text:style-name="a745" text:class-names=""/></text:p>
                  </text:list-item>
                </text:list>
              </table:table-cell>
              <table:table-cell table:style-name="a753">
                <text:list text:style-name="a752">
                  <text:list-item>
                    <text:p text:style-name="a751" text:class-names="" text:cond-style-name=""><text:span text:style-name="a749" text:class-names="">70%</text:span><text:span text:style-name="a750" text:class-names=""/></text:p>
                  </text:list-item>
                </text:list>
              </table:table-cell>
              <table:table-cell table:style-name="a758">
                <text:list text:style-name="a757">
                  <text:list-item>
                    <text:p text:style-name="a756" text:class-names="" text:cond-style-name=""><text:span text:style-name="a754" text:class-names="">100%</text:span><text:span text:style-name="a755" text:class-names=""/></text:p>
                  </text:list-item>
                </text:list>
              </table:table-cell>
            </table:table-row>
            <table:table-row table:style-name="a759" table:default-cell-style-name="">
              <table:table-cell table:style-name="a764">
                <text:list text:style-name="a763">
                  <text:list-item>
                    <text:p text:style-name="a762" text:class-names="" text:cond-style-name=""><text:span text:style-name="a760" text:class-names="">Soundboard</text:span><text:span text:style-name="a761" text:class-names=""/></text:p>
                  </text:list-item>
                </text:list>
              </table:table-cell>
              <table:table-cell table:style-name="a769">
                <text:list text:style-name="a768">
                  <text:list-item>
                    <text:p text:style-name="a767" text:class-names="" text:cond-style-name=""><text:span text:style-name="a765" text:class-names="">80%</text:span><text:span text:style-name="a766" text:class-names=""/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0" text:class-names="">99%</text:span><text:span text:style-name="a771" text:class-names=""/></text:p>
                  </text:list-item>
                </text:list>
              </table:table-cell>
              <table:table-cell table:style-name="a779">
                <text:list text:style-name="a778">
                  <text:list-item>
                    <text:p text:style-name="a777" text:class-names="" text:cond-style-name=""><text:span text:style-name="a775" text:class-names="">100%</text:span><text:span text:style-name="a776" text:class-names=""/></text:p>
                  </text:list-item>
                </text:list>
              </table:table-cell>
            </table:table-row>
            <table:table-row table:style-name="a780" table:default-cell-style-name="">
              <table:table-cell table:style-name="a785">
                <text:list text:style-name="a784">
                  <text:list-item>
                    <text:p text:style-name="a783" text:class-names="" text:cond-style-name=""><text:span text:style-name="a781" text:class-names="">Site web</text:span><text:span text:style-name="a782" text:class-names=""/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6" text:class-names="">0%</text:span><text:span text:style-name="a787" text:class-names=""/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1" text:class-names="">30%</text:span><text:span text:style-name="a792" text:class-names=""/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6" text:class-names="">100%</text:span><text:span text:style-name="a797" text:class-names=""/></text:p>
                  </text:list-item>
                </text:list>
              </table:table-cell>
            </table:table-row>
            <table:table-row table:style-name="a801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2" text:class-names="">Bande annonce</text:span><text:span text:style-name="a803" text:class-names=""/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0%</text:span><text:span text:style-name="a808" text:class-names=""/></text:p>
                  </text:list-item>
                </text:list>
              </table:table-cell>
              <table:table-cell table:style-name="a816">
                <text:list text:style-name="a815">
                  <text:list-item>
                    <text:p text:style-name="a814" text:class-names="" text:cond-style-name=""><text:span text:style-name="a812" text:class-names="">10%</text:span><text:span text:style-name="a813" text:class-names=""/></text:p>
                  </text:list-item>
                </text:list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7" text:class-names="">100%</text:span><text:span text:style-name="a81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driss gomis</meta:initial-creator>
    <dc:creator>idriss gomis</dc:creator>
    <meta:creation-date>2021-02-24T15:24:19Z</meta:creation-date>
    <dc:date>2021-02-24T18:16:44Z</dc:date>
    <meta:editing-cycles>4</meta:editing-cycles>
    <meta:editing-duration>PT10345S</meta:editing-duration>
    <meta:document-statistic meta:paragraph-count="79" meta:word-count="114"/>
  </office:meta>
</office:document-meta>
</file>